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Ultrafine_20_2_20_Dots_20_3_20_Dashes" draw:marker-start="Arrow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solid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20cm" svg:height="6cm" svg:x="3cm" svg:y="0.3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cm" svg:height="7.3cm" svg:x="3cm" svg:y="6.7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3" draw:id="id4" draw:layer="layout" svg:width="7cm" svg:height="0.962cm" svg:x="10cm" svg:y="12.6cm">
          <draw:text-box>
            <text:p text:style-name="P3">_readOnlyActiveLocks</text:p>
          </draw:text-box>
        </draw:frame>
        <draw:frame draw:style-name="gr4" draw:text-style-name="P3" draw:id="id1" draw:layer="layout" svg:width="8cm" svg:height="0.962cm" svg:x="4.9cm" svg:y="6cm">
          <draw:text-box>
            <text:p text:style-name="P3">_waitingForActiveLocks</text:p>
          </draw:text-box>
        </draw:frame>
        <draw:frame draw:style-name="gr5" draw:text-style-name="P3" draw:layer="layout" svg:width="0.5cm" svg:height="0.962cm" svg:x="17cm" svg:y="10cm">
          <draw:text-box>
            <text:p text:style-name="P3"/>
          </draw:text-box>
        </draw:frame>
        <draw:frame draw:style-name="gr4" draw:text-style-name="P3" draw:id="id2" draw:layer="layout" svg:width="8cm" svg:height="0.962cm" svg:x="14cm" svg:y="6.038cm">
          <draw:text-box>
            <text:p text:style-name="P3">_waitingToRemoveLocks</text:p>
          </draw:text-box>
        </draw:frame>
        <draw:frame draw:style-name="gr6" draw:text-style-name="P3" draw:id="id3" draw:layer="layout" svg:width="5cm" svg:height="0.962cm" svg:x="11cm" svg:y="8.8cm">
          <draw:text-box>
            <text:p text:style-name="P3">_activeLocks</text:p>
          </draw:text-box>
        </draw:frame>
        <draw:connector draw:style-name="gr7" draw:text-style-name="P2" draw:layer="layout" svg:x1="12.216cm" svg:y1="1.241cm" svg:x2="8.9cm" svg:y2="6cm" draw:end-shape="id1" svg:d="m12216 1241v2130h-3316v2629">
          <text:p text:style-name="P3"/>
        </draw:connector>
        <draw:connector draw:style-name="gr7" draw:text-style-name="P2" draw:layer="layout" svg:x1="14.372cm" svg:y1="1.241cm" svg:x2="18cm" svg:y2="6.038cm" draw:end-shape="id2" draw:end-glue-point="0" svg:d="m14372 1241v2149h3628v2648">
          <text:p text:style-name="P3"/>
        </draw:connector>
        <draw:connector draw:style-name="gr7" draw:text-style-name="P2" draw:layer="layout" svg:x1="8.9cm" svg:y1="6.962cm" svg:x2="11cm" svg:y2="9.281cm" draw:start-shape="id1" draw:start-glue-point="2" draw:end-shape="id3" draw:end-glue-point="3" svg:d="m8900 6962v2319h2100">
          <text:p text:style-name="P3"/>
        </draw:connector>
        <draw:connector draw:style-name="gr7" draw:text-style-name="P2" draw:layer="layout" svg:x1="18cm" svg:y1="7cm" svg:x2="16cm" svg:y2="9.281cm" draw:start-shape="id2" draw:start-glue-point="2" draw:end-shape="id3" draw:end-glue-point="1" svg:d="m18000 7000v2281h-2000">
          <text:p text:style-name="P3"/>
        </draw:connector>
        <draw:connector draw:style-name="gr7" draw:text-style-name="P2" draw:layer="layout" svg:x1="13.5cm" svg:y1="9.762cm" svg:x2="13.5cm" svg:y2="12.6cm" draw:start-shape="id3" draw:start-glue-point="2" draw:end-shape="id4" svg:d="m13500 9762v2838">
          <text:p text:style-name="P3"/>
        </draw:connector>
        <draw:frame draw:style-name="gr8" draw:text-style-name="P4" draw:layer="layout" svg:width="6cm" svg:height="0.962cm" svg:x="16.5cm" svg:y="10.5cm">
          <draw:text-box>
            <text:p text:style-name="P4"><text:span text:style-name="T1">Active Flush</text:span></text:p>
          </draw:text-box>
        </draw:frame>
        <draw:frame draw:style-name="gr8" draw:text-style-name="P4" draw:layer="layout" svg:width="6cm" svg:height="0.962cm" svg:x="3.6cm" svg:y="2.7cm">
          <draw:text-box>
            <text:p text:style-name="P4"><text:span text:style-name="T1">Outsid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nathan West</meta:initial-creator>
    <meta:creation-date>2008-12-21T17:17:16</meta:creation-date>
    <dc:creator>Jonathan West</dc:creator>
    <dc:date>2008-12-21T17:50:17</dc:date>
    <meta:editing-cycles>1</meta:editing-cycles>
    <meta:editing-duration>PT17M51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